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67fd" officeooo:paragraph-rsid="000067fd"/>
    </style:style>
    <style:style style:name="P2" style:family="paragraph" style:parent-style-name="Standard">
      <style:text-properties officeooo:rsid="00015910" officeooo:paragraph-rsid="00015910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0067fd" officeooo:paragraph-rsid="000067fd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067fd" officeooo:paragraph-rsid="000067f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15910" officeooo:paragraph-rsid="00015910" style:font-size-asian="16pt" style:font-weight-asian="bold" style:font-size-complex="16pt" style:font-weight-complex="bold"/>
    </style:style>
    <style:style style:name="P6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6pt" style:text-underline-style="solid" style:text-underline-width="auto" style:text-underline-color="font-color" fo:font-weight="bold" officeooo:rsid="000222be" officeooo:paragraph-rsid="000222b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style:text-underline-style="none" fo:font-weight="normal" officeooo:rsid="000222be" officeooo:paragraph-rsid="000222b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2pt" style:text-underline-style="none" fo:font-weight="normal" officeooo:rsid="000222be" officeooo:paragraph-rsid="000222be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rsid="0002528c" officeooo:paragraph-rsid="0002528c"/>
    </style:style>
    <style:style style:name="P10" style:family="paragraph" style:parent-style-name="Standard">
      <style:text-properties fo:color="#3c763d" style:font-name="lucidatypewriter" fo:font-size="10pt" style:font-size-asian="10pt"/>
    </style:style>
    <style:style style:name="P11" style:family="paragraph" style:parent-style-name="Standard">
      <style:paragraph-properties>
        <style:tab-stops>
          <style:tab-stop style:position="6.006cm"/>
        </style:tab-stops>
      </style:paragraph-properties>
      <style:text-properties fo:color="#000000" style:font-name="lucidatypewriter" fo:font-size="15pt" style:text-underline-style="solid" style:text-underline-width="auto" style:text-underline-color="font-color" fo:font-weight="bold" officeooo:rsid="000222be" officeooo:paragraph-rsid="000222be" style:font-size-asian="15pt" style:font-weight-asian="bold" style:font-size-complex="15pt" style:font-weight-complex="bold"/>
    </style:style>
    <style:style style:name="P12" style:family="paragraph" style:parent-style-name="Standard">
      <style:paragraph-properties>
        <style:tab-stops>
          <style:tab-stop style:position="6.006cm"/>
        </style:tab-stops>
      </style:paragraph-properties>
      <style:text-properties fo:color="#000000" style:font-name="lucidatypewriter" fo:font-size="15pt" style:text-underline-style="solid" style:text-underline-width="auto" style:text-underline-color="font-color" fo:font-weight="bold" officeooo:rsid="000678cc" officeooo:paragraph-rsid="000678cc" style:font-size-asian="15pt" style:font-weight-asian="bold" style:font-size-complex="15pt" style:font-weight-complex="bold"/>
    </style:style>
    <style:style style:name="P13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3pt" style:text-underline-style="none" fo:font-weight="normal" officeooo:rsid="000678cc" officeooo:paragraph-rsid="000678cc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>
        <style:tab-stops>
          <style:tab-stop style:position="6.006cm"/>
        </style:tab-stops>
      </style:paragraph-properties>
      <style:text-properties fo:font-size="13pt" style:text-underline-style="none" fo:font-weight="normal" officeooo:rsid="00080076" officeooo:paragraph-rsid="00080076" style:font-size-asian="11.3500003814697pt" style:font-weight-asian="normal" style:font-size-complex="13pt" style:font-weight-complex="normal"/>
    </style:style>
    <style:style style:name="T1" style:family="text">
      <style:text-properties officeooo:rsid="0001daf1"/>
    </style:style>
    <style:style style:name="T2" style:family="text">
      <style:text-properties fo:color="#0000ff" style:font-name="lucidatypewriter" fo:font-size="10pt" style:font-size-asian="10pt"/>
    </style:style>
    <style:style style:name="T3" style:family="text">
      <style:text-properties fo:color="#000000" style:font-name="lucidatypewriter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me<text:span text:style-name="T1">s</text:span></text:p>
      <text:p text:style-name="P1"/>
      <text:p text:style-name="P4">compar_radar_drift :</text:p>
      <text:p text:style-name="P4"/>
      <text:p text:style-name="P4"/>
      <text:p text:style-name="P7">comparaison des données des radars et des drifters</text:p>
      <text:p text:style-name="P9">Initialisation : configuration pey pob </text:p>
      <text:p text:style-name="P1"/>
      <text:p text:style-name="P1"/>
      <text:p text:style-name="P5">configuration pey pob : </text:p>
      <text:p text:style-name="P7"/>
      <text:p text:style-name="P7"/>
      <text:p text:style-name="P7">infos sur les radars </text:p>
      <text:p text:style-name="P7"/>
      <text:p text:style-name="P7"/>
      <text:p text:style-name="P2"/>
      <text:p text:style-name="P5">d2r : conversion radian en degré :</text:p>
      <text:p text:style-name="P2"/>
      <text:p text:style-name="P2">[rad] = d2r(deg)</text:p>
      <text:p text:style-name="P2"/>
      <text:p text:style-name="P2"/>
      <text:p text:style-name="P6">drifter_list :</text:p>
      <text:p text:style-name="P6"/>
      <text:p text:style-name="P8">récupération des noms des fichiers des drifters</text:p>
      <text:p text:style-name="P6"/>
      <text:p text:style-name="P6"><text:span text:style-name="T2">function</text:span><text:span text:style-name="T3"> [ drifter_name ] = drifter_list( PATH_ORI )</text:span></text:p>
      <text:p text:style-name="P10"/>
      <text:p text:style-name="P10">% <text:s text:c="2"/>To create a list of drifter nc file </text:p>
      <text:p text:style-name="P10">% <text:s text:c="2"/>INPUT: <text:s/>PATH_ORI: where the files are stored</text:p>
      <text:p text:style-name="P10">% <text:s text:c="10"/></text:p>
      <text:p text:style-name="P10">% <text:s text:c="2"/>OUTPUT: drifter_name.long: the list of file with full path</text:p>
      <text:p text:style-name="P10">% <text:s text:c="10"/>drifter_name.short: the list of short name (without path)</text:p>
      <text:p text:style-name="P6"/>
      <text:p text:style-name="P6"/>
      <text:p text:style-name="P11">find_point_xy_limite</text:p>
      <text:p text:style-name="P11"/>
      <text:p text:style-name="P11"/>
      <text:p text:style-name="P11"/>
      <text:p text:style-name="P11"/>
      <text:p text:style-name="P11"/>
      <text:p text:style-name="P12">XYlonlat</text:p>
      <text:p text:style-name="P6"/>
      <text:p text:style-name="P13">convertisseur de coordonnées xy en lon lat et inversement </text:p>
      <text:p text:style-name="P13"/>
      <text:p text:style-name="P14">coucou, ceci est un test… Nous allons voir ce qui se passe avec Git</text:p>
      <text:p text:style-name="P2"/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7T13:18:01.458676498</meta:creation-date>
    <dc:date>2020-02-12T15:41:58.387045057</dc:date>
    <meta:editing-duration>PT3H41M39S</meta:editing-duration>
    <meta:editing-cycles>3</meta:editing-cycles>
    <meta:generator>LibreOffice/6.4.0.3$Linux_X86_64 LibreOffice_project/4c008856d7f83292dc6823d3bed76200cc9a2ba2</meta:generator>
    <meta:document-statistic meta:table-count="0" meta:image-count="0" meta:object-count="0" meta:page-count="2" meta:paragraph-count="20" meta:word-count="113" meta:character-count="711" meta:non-whitespace-character-count="585"/>
  </office:meta>
</office:document-meta>
</file>